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Standard" style:family="paragraph">
      <style:paragraph-properties fo:text-align="center"/>
      <style:text-properties fo:text-shadow="0.0145in 0.0145in 0.0416in #000000" fo:color="#000000" fo:font-size="16pt" style:font-size-asian="16pt" style:font-size-complex="36pt" fo:language="es" fo:country="MX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Standard" style:family="paragraph">
      <style:paragraph-properties fo:text-align="center"/>
      <style:text-properties fo:text-shadow="0.0145in 0.0145in 0.0416in #000000" fo:color="#000000" fo:font-size="15pt" style:font-size-asian="15pt" style:font-size-complex="11pt"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Standard" style:family="paragraph">
      <style:paragraph-properties fo:text-align="center"/>
      <style:text-properties fo:text-shadow="0.0145in 0.0145in 0.0416in #000000" fo:color="#000000" fo:font-size="18pt" style:font-size-asian="18pt" style:font-size-complex="36pt"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Standard" style:family="paragraph">
      <style:paragraph-properties fo:text-align="center"/>
    </style:style>
    <style:style style:name="T60" style:parent-style-name="Fuentedepárrafopredeter." style:family="text">
      <style:text-properties fo:text-shadow="0.0145in 0.0145in 0.0416in #000000" fo:color="#000000" fo:font-size="19pt" style:font-size-asian="19pt" style:font-size-complex="36pt" fo:language="es" fo:country="MX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Standard" style:family="paragraph">
      <style:paragraph-properties fo:text-align="center"/>
      <style:text-properties fo:text-shadow="0.0145in 0.0145in 0.0416in #000000" fo:color="#000000" fo:font-size="15pt" style:font-size-asian="15pt" style:font-size-complex="36pt" fo:language="es" fo:country="MX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Standard" style:family="paragraph">
      <style:paragraph-properties fo:text-align="center"/>
    </style:style>
    <style:style style:name="T85" style:parent-style-name="Fuentedepárrafopredeter." style:family="text">
      <style:text-properties fo:text-shadow="0.0145in 0.0145in 0.0416in #000000" fo:color="#000000" fo:font-size="19pt" style:font-size-asian="19pt" style:font-size-complex="36pt" fo:language="es" fo:country="MX"/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Standard" style:family="paragraph">
      <style:paragraph-properties fo:text-align="center"/>
      <style:text-properties fo:text-shadow="0.0145in 0.0145in 0.0416in #000000" fo:color="#000000" fo:font-size="18pt" style:font-size-asian="18pt" style:font-size-complex="36pt" fo:language="es" fo:country="MX"/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P101" style:parent-style-name="Standard" style:family="paragraph">
      <style:paragraph-properties fo:text-align="center"/>
      <style:text-properties fo:text-shadow="0.0145in 0.0145in 0.0416in #000000" fo:color="#000000" fo:font-size="14pt" style:font-size-asian="14pt" style:font-size-complex="36pt" fo:language="es" fo:country="MX"/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P107" style:parent-style-name="Standard" style:family="paragraph">
      <style:text-properties fo:font-size="13pt" style:font-size-asian="13pt"/>
    </style:style>
    <style:style style:name="P108" style:parent-style-name="Standard" style:family="paragraph">
      <style:text-properties style:font-name="Calibri" fo:color="#000000" fo:font-size="26pt" style:font-size-asian="26pt"/>
    </style:style>
    <style:style style:name="P109" style:parent-style-name="Standard" style:family="paragraph">
      <style:paragraph-properties fo:text-align="justify"/>
    </style:style>
    <style:style style:name="T110" style:parent-style-name="Fuentedepárrafopredeter." style:family="text">
      <style:text-properties fo:font-weight="bold" style:font-weight-asian="bold" fo:font-size="13pt" style:font-size-asian="13pt" fo:language="es" fo:country="ES"/>
    </style:style>
    <style:style style:name="T111" style:parent-style-name="Fuentedepárrafopredeter." style:family="text">
      <style:text-properties fo:font-weight="bold" style:font-weight-asian="bold" fo:font-size="13pt" style:font-size-asian="13pt"/>
    </style:style>
    <style:style style:name="P112" style:parent-style-name="Standard" style:family="paragraph">
      <style:paragraph-properties fo:text-align="justify"/>
      <style:text-properties fo:language="es" fo:country="ES"/>
    </style:style>
    <style:style style:name="P113" style:parent-style-name="Standard" style:family="paragraph">
      <style:paragraph-properties fo:text-align="justify"/>
      <style:text-properties fo:language="es" fo:country="ES"/>
    </style:style>
    <style:style style:name="P114" style:parent-style-name="Standard" style:family="paragraph">
      <style:paragraph-properties fo:text-align="justify"/>
      <style:text-properties fo:language="es" fo:country="ES"/>
    </style:style>
    <style:style style:name="P115" style:parent-style-name="Standard" style:family="paragraph">
      <style:paragraph-properties fo:text-align="justify"/>
    </style:style>
    <style:style style:name="T116" style:parent-style-name="Fuentedepárrafopredeter." style:family="text">
      <style:text-properties fo:font-weight="bold" style:font-weight-asian="bold" fo:font-size="13pt" style:font-size-asian="13pt" fo:language="es" fo:country="ES"/>
    </style:style>
    <style:style style:name="T117" style:parent-style-name="Fuentedepárrafopredeter." style:family="text">
      <style:text-properties fo:language="es" fo:country="ES"/>
    </style:style>
    <style:style style:name="P118" style:parent-style-name="Standard" style:family="paragraph">
      <style:paragraph-properties fo:text-align="justify"/>
      <style:text-properties fo:language="es" fo:country="ES"/>
    </style:style>
    <style:style style:name="P119" style:parent-style-name="Standard" style:family="paragraph">
      <style:paragraph-properties fo:text-align="justify"/>
      <style:text-properties fo:language="es" fo:country="ES"/>
    </style:style>
    <style:style style:name="P120" style:parent-style-name="Standard" style:family="paragraph">
      <style:paragraph-properties fo:text-align="justify"/>
      <style:text-properties fo:language="es" fo:country="ES"/>
    </style:style>
    <style:style style:name="P121" style:parent-style-name="Standard" style:family="paragraph">
      <style:paragraph-properties fo:text-align="justify"/>
      <style:text-properties fo:language="es" fo:country="ES"/>
    </style:style>
    <style:style style:name="P122" style:parent-style-name="Standard" style:family="paragraph">
      <style:paragraph-properties fo:text-align="justify"/>
      <style:text-properties fo:language="es" fo:country="ES"/>
    </style:style>
    <style:style style:name="P123" style:parent-style-name="Standard" style:family="paragraph">
      <style:paragraph-properties fo:text-align="justify"/>
    </style:style>
    <style:style style:name="T124" style:parent-style-name="Fuentedepárrafopredeter." style:family="text">
      <style:text-properties fo:language="es" fo:country="ES"/>
    </style:style>
    <style:style style:family="graphic" style:name="a6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9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<draw:frame draw:z-index="251674624" draw:id="id1" draw:style-name="a2" draw:name="Cuadro de texto 11" text:anchor-type="paragraph" svg:x="-0.00694in" svg:y="0.19722in" svg:width="2in" svg:height="2in" style:rel-width="scale" style:rel-height="scale"><draw:text-box><text:p text:style-name="P38">Ing. Rodríguez Espino Claudia</text:p></draw:text-box><svg:title/><svg:desc/></draw:frame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<draw:frame draw:z-index="251660288" draw:id="id2" draw:style-name="a3" draw:name="Cuadro de texto 3" text:anchor-type="paragraph" svg:x="-1.82986in" svg:y="0.18403in" svg:width="6.38542in" svg:height="0.375in" style:rel-width="scale" style:rel-height="scale"><draw:text-box><text:p text:style-name="P45">Fundamentos de Programación</text:p></draw:text-box><svg:title/><svg:desc/></draw:frame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><draw:frame draw:z-index="251662336" draw:id="id3" draw:style-name="a4" draw:name="Cuadro de texto 4" text:anchor-type="paragraph" svg:x="-0.09028in" svg:y="0.19931in" svg:width="2in" svg:height="2in" style:rel-width="scale" style:rel-height="scale"><draw:text-box><text:p text:style-name="P52">1102</text:p></draw:text-box><svg:title/><svg:desc/></draw:frame>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<draw:frame draw:z-index="251664384" draw:id="id4" draw:style-name="a5" draw:name="Cuadro de texto 6" text:anchor-type="paragraph" svg:x="0.02431in" svg:y="0.19444in" svg:width="2in" svg:height="2in" style:rel-width="scale" style:rel-height="scale"><draw:text-box><text:p text:style-name="P59"><text:span text:style-name="T60">1</text:span></text:p></draw:text-box><svg:title/><svg:desc/></draw:frame>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><draw:frame draw:z-index="251666432" draw:id="id5" draw:style-name="a6" draw:name="Cuadro de texto 8" text:anchor-type="paragraph" svg:x="-0.05903in" svg:y="0.22778in" svg:width="2in" svg:height="2in" style:rel-width="scale" style:rel-height="scale"><draw:text-box><text:p text:style-name="P67">Bautista Flores Mauricio</text:p></draw:text-box><svg:title/><svg:desc/></draw:frame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><draw:frame draw:z-index="251668480" draw:id="id6" draw:style-name="a7" draw:name="Cuadro de texto 9" text:anchor-type="paragraph" svg:x="0.03472in" svg:y="0.17778in" svg:width="2in" svg:height="2in" style:rel-width="scale" style:rel-height="scale"><draw:text-box><text:p text:style-name="P84"><text:span text:style-name="T85">1</text:span></text:p></draw:text-box><svg:title/><svg:desc/></draw:frame>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><draw:frame draw:z-index="251670528" draw:id="id7" draw:style-name="a8" draw:name="Cuadro de texto 10" text:anchor-type="paragraph" svg:x="-0.04861in" svg:y="0.22083in" svg:width="2in" svg:height="2in" style:rel-width="scale" style:rel-height="scale"><draw:text-box><text:p text:style-name="P93">15/08/2017</text:p></draw:text-box><svg:title/><svg:desc/></draw:frame>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ervaciones:</text:span></text:p>
          </table:table-cell>
          <table:table-cell table:style-name="TableCell99">
            <text:p text:style-name="P100"><draw:frame draw:z-index="251672576" draw:id="id8" draw:style-name="a9" draw:name="Cuadro de texto 11" text:anchor-type="paragraph" svg:x="-0.07569in" svg:y="0.33472in" svg:width="4.68264in" svg:height="1.2125in" style:rel-width="scale" style:rel-height="scale"><draw:text-box><text:p text:style-name="P101">Es interesante la forma en que hoy en día<text:s/>se pueden crear repositorios tan fáciles, la verdad me sorprende cuanto ha evolucionado la tecnología en estos años y sé que seguirá avanzando.</text:p></draw:text-box><svg:title/><svg:desc/></draw:frame>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P107"/>
      <text:soft-page-break/>
      <text:p text:style-name="P108"><text:tab/><text:tab/><text:tab/><text:tab/><text:tab/>CALIFICACIÓN: __________</text:p>
      <text:p text:style-name="Standard"/>
      <text:p text:style-name="P109"><text:span text:style-name="T110">Objetivo</text:span><text:span text:style-name="T111">:</text:span></text:p>
      <text:p text:style-name="P112">Descubrir y utilizar herramientas de software que se ofrecen en Internet que permitan realizar actividades y trabajos académicos de forma organizada y profesional a lo largo de la vida escolar, tales como manejo de<text:s/></text:p>
      <text:p text:style-name="P113">repositorios de almacenamiento y buscadores con funciones avanzadas.</text:p>
      <text:p text:style-name="P114"/>
      <text:p text:style-name="P115"><text:span text:style-name="T116">Desarrollo:</text:span><text:span text:style-name="T117"><text:s/></text:span></text:p>
      <text:p text:style-name="P118">En esta<text:s/>práctica<text:s/>se nos introdujo distintas<text:s/>herramientas<text:s/>que las<text:s/>compañías<text:s/>utilizan para el almacenamiento de datos a<text:s/>través<text:s/>de la nube, esto<text:s/>también<text:s/>se nos dio las ventajas y desventajas de utilizarlas, y sobre todo como es que han revolucionado la forma de compartir archivos y<text:s/>trabajar<text:s/>con ellos, tanto para<text:s/>trabajo<text:s/>o para uso personal.</text:p>
      <text:p text:style-name="P119"/>
      <text:p text:style-name="P120">Se nos<text:s/>enseñó<text:s/>También<text:s/>la forma de<text:s/>realizar<text:s/>búsquedas<text:s/>en Google, ya que es la principal plataforma de<text:s/>búsqueda<text:s/>en el mundo, estos<text:s/>comandos<text:s/>son de gran<text:s/>utilidad<text:s/>para dar una<text:s/>búsqueda<text:s/>más<text:s/>específica<text:s/>y sobre todo<text:s/>más<text:s/>precisa para encontrar justo lo que estamos buscando, ya que muchas veces<text:s/>témenos<text:s/>resultados muy contrarios a la<text:s/>búsqueda,<text:s/>estas herramientas aplican a la búsqueda de páginas web y en fotografías, el conocer estas herramientas nos ayudara a reducir el tiempo en navegar por internet.</text:p>
      <text:p text:style-name="P121"/>
      <text:p text:style-name="P122">también se nos introdujo a crear nuestra cuenta en GitHub para conocer los repositorios que utilizan los programadores para realizar proyectos en equipo ya sea en un área local o a distancia, esto facilita el trabajo ya que estas plataformas realizan copias y juntan archivos automáticamente para facilitar la edición y el trabajo que el cliente desee.</text:p>
      <text:p text:style-name="P123"><text:span text:style-name="T124">El manejo de todas estas herramientas amplia nuestro conocimiento en las áreas de programación y búsqueda en internet y sobre todo en el trabajo de equip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ero</dc:creator>
    <meta:creation-date>2017-08-19T17:57:00Z</meta:creation-date>
    <dc:date>2017-08-19T17:57:00Z</dc:date>
    <meta:template xlink:href="Normal" xlink:type="simple"/>
    <meta:editing-cycles>2</meta:editing-cycles>
    <meta:editing-duration>PT0S</meta:editing-duration>
    <meta:document-statistic meta:page-count="2" meta:paragraph-count="3" meta:word-count="303" meta:character-count="1970" meta:row-count="13" meta:non-whitespace-character-count="1670"/>
  </office:meta>
</office:document-meta>
</file>